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53F4DA71B8C8C0D2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e1" style:family="table">
      <style:table-properties style:width="6.2993in" fo:margin-left="-0.075in" fo:margin-top="0in" fo:margin-bottom="0in" table:align="left"/>
    </style:style>
    <style:style style:name="Table1.A" style:family="table-column">
      <style:table-column-properties style:column-width="1.5292in"/>
    </style:style>
    <style:style style:name="Table1.B" style:family="table-column">
      <style:table-column-properties style:column-width="4.7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 style:master-page-name="First_20_Page">
      <style:paragraph-properties fo:margin-top="0in" fo:margin-bottom="0in" loext:contextual-spacing="false" fo:text-align="end" style:justify-single-word="false" style:page-number="1"/>
    </style:style>
    <style:style style:name="P2" style:family="paragraph" style:parent-style-name="Standard">
      <style:paragraph-properties fo:margin-left="0in" fo:margin-right="0in" fo:margin-top="0.3937in" fo:margin-bottom="0.3937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</style:style>
    <style:style style:name="P3" style:family="paragraph" style:parent-style-name="Standard">
      <style:paragraph-properties fo:margin-left="0in" fo:margin-right="0in" fo:margin-top="0.1965in" fo:margin-bottom="0.1965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461in"/>
          <style:tab-stop style:position="4.0362in"/>
          <style:tab-stop style:position="5.5126in"/>
        </style:tab-stops>
      </style:paragraph-properties>
    </style:style>
    <style:style style:name="P4" style:family="paragraph" style:parent-style-name="Standard">
      <style:paragraph-properties fo:margin-left="0in" fo:margin-right="0in" fo:margin-top="0.1965in" fo:margin-bottom="0.1965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1.3854in"/>
          <style:tab-stop style:position="2.461in"/>
          <style:tab-stop style:position="4.0362in"/>
          <style:tab-stop style:position="5.5126in"/>
        </style:tab-stops>
      </style:paragraph-properties>
    </style:style>
    <style:style style:name="P5" style:family="paragraph" style:parent-style-name="Standard">
      <style:paragraph-properties fo:margin-left="0in" fo:margin-right="0in" fo:margin-top="0.1965in" fo:margin-bottom="0.1965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1.3854in"/>
          <style:tab-stop style:position="2.461in"/>
          <style:tab-stop style:position="4.0362in"/>
          <style:tab-stop style:position="5.5126in"/>
        </style:tab-stops>
      </style:paragraph-properties>
      <style:text-properties fo:background-color="#ffffff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1.6874in"/>
        </style:tab-stops>
      </style:paragraph-properties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1.8752in"/>
          <style:tab-stop style:position="3.15in" style:type="center"/>
          <style:tab-stop style:position="3.5in"/>
          <style:tab-stop style:position="5.1252in"/>
          <style:tab-stop style:position="6.3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keep-together="auto" fo:orphans="2" fo:widows="2" fo:text-indent="0in" style:auto-text-indent="false" fo:padding="0in" fo:border="none" fo:keep-with-next="auto"/>
    </style:style>
    <style:style style:name="P13" style:family="paragraph" style:parent-style-name="Standard">
      <style:paragraph-properties fo:margin-left="1.1811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" style:family="text">
      <style:text-properties fo:background-color="#ffffff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font-style="normal" style:text-underline-style="none" fo:font-weight="normal" style:font-name-asian="Arial1" style:font-size-asian="20pt" style:font-style-asian="normal" style:font-weight-asian="normal" style:font-name-complex="Arial1" style:font-size-complex="20pt" fo:background-color="#ffffff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fo:background-color="#ffffff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fo:background-color="#ffffff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8" style:family="text">
      <style:text-properties fo:font-variant="normal" fo:text-transform="none" fo:color="#000080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fo:background-color="#ffffff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p. zn. …...................................... </text:span></text:p>
      <text:p text:style-name="P2"><text:span text:style-name="T2">Zadávací list </text:span></text:p>
      <text:p text:style-name="P3"><text:span text:style-name="T3">Smluvní strany uzavírají dohodu za následujících podmínek: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6"><text:span text:style-name="T5">Zadavatel</text:span><text:span text:style-name="T3">:</text:span></text:p>
          </table:table-cell>
          <table:table-cell table:style-name="Table1.A1" office:value-type="string">
            <text:p text:style-name="P8"><text:span text:style-name="T6">Česká pirátská strana, </text:span><text:span text:style-name="T4">organizační složka: </text:span>Krajské předsednictvo Jihomoravského kraje</text:p>
            <text:p text:style-name="P8"><text:span text:style-name="T4">zastoupena: </text:span>Ondřejem Kotasem<text:span text:style-name="T4">, hospodářem </text:span>rozpočtové položky Pirate Space Brno<text:span text:style-name="T4"> <text:tab/></text:span></text:p>
            <text:p text:style-name="P8"><text:span text:style-name="T4">e-mail: </text:span>ondrej.kotas@pirati.cz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6"><text:span text:style-name="T5">Dodavatel</text:span><text:span text:style-name="T3">:</text:span></text:p>
          </table:table-cell>
          <table:table-cell table:style-name="Table1.A1" office:value-type="string">
            <text:p text:style-name="P6"><text:span text:style-name="T4">Jméno: </text:span>Marcela Doleželová </text:p>
            <text:p text:style-name="P7"><text:span text:style-name="T4">není podnikatel, ročník: </text:span>1964,<text:span text:style-name="T4"> město bydliště: </text:span>Brno</text:p>
          </table:table-cell>
        </table:table-row>
        <table:table-row table:style-name="Table1.1">
          <table:table-cell table:style-name="Table1.A1" office:value-type="string">
            <text:p text:style-name="P6"><text:span text:style-name="T5">Zadané úkoly</text:span><text:span text:style-name="T3">:</text:span></text:p>
          </table:table-cell>
          <table:table-cell table:style-name="Table1.A1" office:value-type="string">
            <text:p text:style-name="P6">Úklid prostor komunitního centra Pirate Space Brno (úklid sociálních zařízení, mytí podlah, nádobí a povrchových ploch, vysávání koberců a vynášení odpadků)</text:p>
          </table:table-cell>
        </table:table-row>
        <table:table-row table:style-name="Table1.1">
          <table:table-cell table:style-name="Table1.A1" office:value-type="string">
            <text:p text:style-name="P6"><text:span text:style-name="T6">Časová náročnost</text:span><text:span text:style-name="T4">:</text:span></text:p>
          </table:table-cell>
          <table:table-cell table:style-name="Table1.A1" office:value-type="string">
            <text:p text:style-name="P6">25 hodin</text:p>
          </table:table-cell>
        </table:table-row>
        <table:table-row table:style-name="Table1.1">
          <table:table-cell table:style-name="Table1.A1" office:value-type="string">
            <text:p text:style-name="P6"><text:span text:style-name="T5">Smluvní typ</text:span><text:span text:style-name="T3">:</text:span></text:p>
          </table:table-cell>
          <table:table-cell table:style-name="Table1.A1" office:value-type="string">
            <text:p text:style-name="P6">D<text:span text:style-name="T4">ohoda o provedení práce <text:tab/>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5">Místo plnění</text:span><text:span text:style-name="T3">:</text:span></text:p>
          </table:table-cell>
          <table:table-cell table:style-name="Table1.A1" office:value-type="string">
            <text:p text:style-name="P6"><text:span text:style-name="T1">Pirate Space Brno, Údolní 599/37, Brno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5">Odměna</text:span><text:span text:style-name="T3">:</text:span></text:p>
          </table:table-cell>
          <table:table-cell table:style-name="Table1.A1" office:value-type="string">
            <text:p text:style-name="P6">6500<text:span text:style-name="T4"> Kč (slovy: </text:span>šest tisíc pět set<text:span text:style-name="T4"> korun českých)</text:span></text:p>
            <text:p text:style-name="P6">O<text:span text:style-name="T4">dměna se vypl</text:span>atí jednorázově nejpozději 13. 6. 2018 <text:span text:style-name="T4">a zahrnuje i případný daňový odvod a náklady na veřejné pojištění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5">Termín provedení</text:span><text:span text:style-name="T3">:</text:span></text:p>
          </table:table-cell>
          <table:table-cell table:style-name="Table1.A1" office:value-type="string">
            <text:p text:style-name="P12"><text:span text:style-name="T1">Do 30. června 2018</text:span></text:p>
          </table:table-cell>
        </table:table-row>
      </table:table>
      <text:p text:style-name="P4"><text:soft-page-break/><text:span text:style-name="T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T8">https://www.pirati.cz/rules/ppu</text:span></text:a><text:span text:style-name="T3">&gt;, s nimiž se smluvní strany seznámily a zavazují se je dodržovat. Na důkaz seznámení se s podmínkami a uzavření smlouvy připojují smluvní strany své podpisy:</text:span></text:p>
      <text:p text:style-name="P4"><text:span text:style-name="T3">V …........................... dne …............................</text:span></text:p>
      <text:p text:style-name="P5"/>
      <text:p text:style-name="P4"><text:span text:style-name="T3">Za zadavatele: </text:span></text:p>
      <text:p text:style-name="P4"><text:span text:style-name="T3">…....................................................<text:tab/></text:span></text:p>
      <text:p text:style-name="P4"><text:span text:style-name="T3">Za dodavatele: </text:span></text:p>
      <text:p text:style-name="P4"><text:span text:style-name="T3">…...................................................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s" fo:country="CZ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text-align="justify" style:justify-single-word="false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s" fo:country="CZ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with-next="always">
        <style:tab-stops>
          <style:tab-stop style:position="2.461in"/>
          <style:tab-stop style:position="4.0362in"/>
          <style:tab-stop style:position="5.5126in"/>
        </style:tab-stops>
      </style:paragraph-properties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937in" fo:margin-bottom="0.3937in" loext:contextual-spacing="false" fo:line-height="100%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3937in" fo:margin-bottom="0.3937in" loext:contextual-spacing="false" fo:line-height="100%" fo:keep-with-next="always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3937in" fo:margin-bottom="0.3937in" loext:contextual-spacing="false" fo:line-height="100%" fo:text-indent="0in" style:auto-text-indent="false" fo:keep-with-next="always"/>
      <style:text-properties style:font-name="Times" fo:font-family="Times" style:font-family-generic="roman" style:font-pitch="variable" fo:font-size="10pt" fo:font-weight="bold" style:font-name-asian="Times1" style:font-family-asian="Times" style:font-family-generic-asian="system" style:font-pitch-asian="variable" style:font-size-asian="10pt" style:font-weight-asian="bold" style:font-name-complex="Times1" style:font-family-complex="Times" style:font-family-generic-complex="system" style:font-pitch-complex="variable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937in" fo:margin-bottom="0.3937in" loext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28pt" fo:font-weight="bold" style:font-name-asian="Arial1" style:font-family-asian="Arial" style:font-family-generic-asian="system" style:font-pitch-asian="variable" style:font-size-asian="28pt" style:font-weight-asian="bold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.0835in" loext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1.1811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1.8752in"/>
          <style:tab-stop style:position="3.15in" style:type="center"/>
          <style:tab-stop style:position="3.5in"/>
          <style:tab-stop style:position="5.1252in"/>
          <style:tab-stop style:position="6.3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5in" fo:margin-bottom="0.1555in" fo:margin-left="0.9839in" fo:margin-right="0.9839in" style:writing-mode="lr-tb" style:layout-grid-color="#c0c0c0" style:layout-grid-lines="2584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5752in" fo:margin-left="0in" fo:margin-right="0in" fo:margin-top="0.536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line-break/></text:span><text:span text:style-name="MT1"><text:page-number text:select-page="current">3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MP1"><draw:frame draw:style-name="Mfr1" draw:name="image2.png" text:anchor-type="char" svg:x="0in" svg:y="0.0008in" svg:width="2.2307in" svg:height="0.9236in" draw:z-index="0"><draw:image xlink:href="Pictures/100002010000044A000001C753F4DA71B8C8C0D2.png" xlink:type="simple" xlink:show="embed" xlink:actuate="onLoad"/></draw:frame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3" meta:paragraph-count="30" meta:word-count="171" meta:character-count="1396" meta:non-whitespace-character-count="1244"/>
    <meta:generator>LibreOfficeDev/5.1.0.3$Linux_X86_64 LibreOffice_project/</meta:generator>
  </office:meta>
</office:document-meta>
</file>